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b21e3" officeooo:paragraph-rsid="001b21e3"/>
    </style:style>
    <style:style style:name="P2" style:family="paragraph" style:parent-style-name="Standard">
      <style:text-properties style:text-underline-style="none" officeooo:rsid="001bd2e9" officeooo:paragraph-rsid="001bd2e9"/>
    </style:style>
    <style:style style:name="P3" style:family="paragraph" style:parent-style-name="Standard">
      <style:text-properties style:text-underline-style="none" officeooo:rsid="001bd2e9" officeooo:paragraph-rsid="001db765"/>
    </style:style>
    <style:style style:name="P4" style:family="paragraph" style:parent-style-name="Standard">
      <style:text-properties style:text-underline-style="none" officeooo:rsid="001db765" officeooo:paragraph-rsid="001db765"/>
    </style:style>
    <style:style style:name="P5" style:family="paragraph" style:parent-style-name="Standard">
      <style:text-properties style:text-underline-style="none" officeooo:rsid="001f7a2a" officeooo:paragraph-rsid="001f7a2a"/>
    </style:style>
    <style:style style:name="P6" style:family="paragraph" style:parent-style-name="Standard">
      <style:text-properties style:text-underline-style="none" officeooo:rsid="0022a059" officeooo:paragraph-rsid="0022a059"/>
    </style:style>
    <style:style style:name="P7" style:family="paragraph" style:parent-style-name="Standard">
      <style:text-properties fo:language="hr" fo:country="HR" style:text-underline-style="none" officeooo:rsid="0022a059" officeooo:paragraph-rsid="0022a059"/>
    </style:style>
    <style:style style:name="P8" style:family="paragraph" style:parent-style-name="Standard">
      <style:text-properties fo:language="hr" fo:country="HR" style:text-underline-style="none" officeooo:rsid="0022a594" officeooo:paragraph-rsid="0022a594"/>
    </style:style>
    <style:style style:name="P9" style:family="paragraph" style:parent-style-name="Standard">
      <style:text-properties fo:language="hr" fo:country="HR" style:text-underline-style="none" officeooo:rsid="00271768" officeooo:paragraph-rsid="00271768"/>
    </style:style>
    <style:style style:name="P10" style:family="paragraph" style:parent-style-name="Standard">
      <style:text-properties fo:language="hr" fo:country="HR" style:text-underline-style="none" officeooo:rsid="00296b75" officeooo:paragraph-rsid="00296b75"/>
    </style:style>
    <style:style style:name="P11" style:family="paragraph" style:parent-style-name="Standard" style:list-style-name="L1">
      <style:text-properties style:text-underline-style="none" officeooo:rsid="001bd2e9" officeooo:paragraph-rsid="001bd2e9"/>
    </style:style>
    <style:style style:name="P12" style:family="paragraph" style:parent-style-name="Standard" style:list-style-name="L2">
      <style:text-properties style:text-underline-style="none" officeooo:rsid="001bd2e9" officeooo:paragraph-rsid="001bd2e9"/>
    </style:style>
    <style:style style:name="P13" style:family="paragraph" style:parent-style-name="Standard">
      <style:text-properties style:text-underline-style="none" officeooo:rsid="001bd2e9" officeooo:paragraph-rsid="001bd2e9"/>
    </style:style>
    <style:style style:name="P14" style:family="paragraph" style:parent-style-name="Standard" style:list-style-name="L2">
      <style:text-properties style:text-underline-style="none" officeooo:rsid="001db765" officeooo:paragraph-rsid="001db765"/>
    </style:style>
    <style:style style:name="P15" style:family="paragraph" style:parent-style-name="Standard" style:list-style-name="L3">
      <style:text-properties style:text-underline-style="none" officeooo:rsid="001f7a2a" officeooo:paragraph-rsid="001f7a2a"/>
    </style:style>
    <style:style style:name="P16" style:family="paragraph" style:parent-style-name="Standard" style:list-style-name="L4">
      <style:text-properties style:text-underline-style="none" officeooo:rsid="0022a059" officeooo:paragraph-rsid="0022a059"/>
    </style:style>
    <style:style style:name="P17" style:family="paragraph" style:parent-style-name="Standard">
      <style:text-properties style:text-underline-style="none" officeooo:rsid="002a887c" officeooo:paragraph-rsid="002a887c"/>
    </style:style>
    <style:style style:name="P18" style:family="paragraph" style:parent-style-name="Standard" style:list-style-name="L11">
      <style:text-properties style:text-underline-style="none" officeooo:rsid="002a887c" officeooo:paragraph-rsid="002a887c"/>
    </style:style>
    <style:style style:name="P19" style:family="paragraph" style:parent-style-name="Standard" style:list-style-name="L4">
      <style:text-properties officeooo:paragraph-rsid="0022a059"/>
    </style:style>
    <style:style style:name="P20" style:family="paragraph" style:parent-style-name="Standard" style:list-style-name="L5">
      <style:text-properties fo:language="hr" fo:country="HR" style:text-underline-style="none" officeooo:rsid="0022a059" officeooo:paragraph-rsid="0022a059"/>
    </style:style>
    <style:style style:name="P21" style:family="paragraph" style:parent-style-name="Standard" style:list-style-name="L6">
      <style:text-properties fo:language="hr" fo:country="HR" style:text-underline-style="none" officeooo:rsid="0022a059" officeooo:paragraph-rsid="0022a059"/>
    </style:style>
    <style:style style:name="P22" style:family="paragraph" style:parent-style-name="Standard" style:list-style-name="L7">
      <style:text-properties fo:language="hr" fo:country="HR" style:text-underline-style="none" officeooo:rsid="0022a594" officeooo:paragraph-rsid="0022a594"/>
    </style:style>
    <style:style style:name="P23" style:family="paragraph" style:parent-style-name="Standard" style:list-style-name="L7">
      <style:text-properties fo:language="hr" fo:country="HR" style:text-underline-style="none" officeooo:rsid="00240ced" officeooo:paragraph-rsid="00240ced"/>
    </style:style>
    <style:style style:name="P24" style:family="paragraph" style:parent-style-name="Standard" style:list-style-name="L7">
      <style:text-properties fo:language="hr" fo:country="HR" style:text-underline-style="none" officeooo:rsid="0025b37b" officeooo:paragraph-rsid="0025b37b"/>
    </style:style>
    <style:style style:name="P25" style:family="paragraph" style:parent-style-name="Standard" style:list-style-name="L7">
      <style:text-properties fo:language="hr" fo:country="HR" style:text-underline-style="none" officeooo:rsid="00271768" officeooo:paragraph-rsid="00271768"/>
    </style:style>
    <style:style style:name="P26" style:family="paragraph" style:parent-style-name="Standard" style:list-style-name="L8">
      <style:text-properties fo:language="hr" fo:country="HR" style:text-underline-style="none" officeooo:rsid="00271768" officeooo:paragraph-rsid="00271768"/>
    </style:style>
    <style:style style:name="P27" style:family="paragraph" style:parent-style-name="Standard" style:list-style-name="L8">
      <style:text-properties fo:language="hr" fo:country="HR" style:text-underline-style="none" officeooo:rsid="00296b75" officeooo:paragraph-rsid="00296b75"/>
    </style:style>
    <style:style style:name="P28" style:family="paragraph" style:parent-style-name="Standard" style:list-style-name="L9">
      <style:text-properties fo:language="hr" fo:country="HR" style:text-underline-style="none" officeooo:rsid="00296b75" officeooo:paragraph-rsid="00296b75"/>
    </style:style>
    <style:style style:name="P29" style:family="paragraph" style:parent-style-name="Standard" style:list-style-name="L10">
      <style:text-properties fo:language="hr" fo:country="HR" style:text-underline-style="none" officeooo:rsid="00296b75" officeooo:paragraph-rsid="00296b75"/>
    </style:style>
    <style:style style:name="P30" style:family="paragraph" style:parent-style-name="Standard">
      <style:text-properties style:text-underline-style="solid" style:text-underline-width="auto" style:text-underline-color="font-color" officeooo:rsid="002a712e" officeooo:paragraph-rsid="002a712e"/>
    </style:style>
    <style:style style:name="T1" style:family="text">
      <style:text-properties style:text-underline-style="none" officeooo:rsid="0022a059"/>
    </style:style>
    <style:style style:name="T2" style:family="text">
      <style:text-properties officeooo:rsid="001f7a2a"/>
    </style:style>
    <style:style style:name="T3" style:family="text">
      <style:text-properties officeooo:rsid="00208395"/>
    </style:style>
    <style:style style:name="T4" style:family="text">
      <style:text-properties fo:language="sl" fo:country="SI" style:text-underline-style="none" officeooo:rsid="0022a059"/>
    </style:style>
    <style:style style:name="T5" style:family="text">
      <style:text-properties officeooo:rsid="0029c7e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. 3. 2025.</text:p>
      <text:p text:style-name="P1"/>
      <text:p text:style-name="P2">dijelovi mreže</text:p>
      <text:list xml:id="list2859700787" text:style-name="L1">
        <text:list-item>
          <text:p text:style-name="P11">access network – povezuju se korisnici</text:p>
        </text:list-item>
        <text:list-item>
          <text:p text:style-name="P11">core network – povezuje sustave u pristupnoj mreži te omogućuje komunikaciju s drugim mrežama</text:p>
        </text:list-item>
      </text:list>
      <text:p text:style-name="P2"/>
      <text:p text:style-name="P3">korisnička oprema → pristupna mreža → jezgrena mreža → ostale mreže</text:p>
      <text:p text:style-name="P3"/>
      <text:p text:style-name="P2">slojevi mreže</text:p>
      <text:list xml:id="list1681886540" text:style-name="L2">
        <text:list-item>
          <text:p text:style-name="P12">vertikalna podjela po slojevima, svaki sloj odrađuje određene funkcije</text:p>
        </text:list-item>
        <text:list-item>
          <text:p text:style-name="P12">najniži sloj – fizički</text:p>
        </text:list-item>
        <text:list-item>
          <text:p text:style-name="P12">najviši sloj – aplikacijski</text:p>
        </text:list-item>
        <text:list-item>
          <text:p text:style-name="P12">svakom sloju dostupne su usluge nižih slojeva</text:p>
        </text:list-item>
        <text:list-item>
          <text:p text:style-name="P14">namjene</text:p>
          <text:list>
            <text:list-item>
              <text:p text:style-name="P14">definiranje koncepata, normiranje, organizacija</text:p>
            </text:list-item>
            <text:list-item>
              <text:p text:style-name="P14">utvrđivanje pravila povezivanja sustava u mrežu <text:span text:style-name="T3">i</text:span> mreža međusobno</text:p>
            </text:list-item>
            <text:list-item>
              <text:p text:style-name="P14">stvaranje rješenja neovisnih o proizvođaču opreme ili mrežnom operateru</text:p>
            </text:list-item>
          </text:list>
        </text:list-item>
        <text:list-item>
          <text:p text:style-name="P14">osnovni modeli</text:p>
          <text:list>
            <text:list-item>
              <text:p text:style-name="P14">open system interconnection reference model (OSIRM) – teorijski slojevni model</text:p>
            </text:list-item>
            <text:list-item>
              <text:p text:style-name="P14">internetski model TCP/IP (TCP/IP reference model) – model koji se u praksi koristi</text:p>
            </text:list-item>
          </text:list>
        </text:list-item>
        <text:list-item>
          <text:p text:style-name="P14">koncept sloja</text:p>
          <text:list>
            <text:list-item>
              <text:p text:style-name="P14">SAP – service access point</text:p>
            </text:list-item>
            <text:list-item>
              <text:p text:style-name="P14">u SAP-u entitet N-sloja pruža (N)-uslugu (N+1)-sloju</text:p>
            </text:list-item>
            <text:list-item>
              <text:p text:style-name="P14">informacija ode od najvišeg sloja sustava A skroz dolje do fizičkog sloja, fizičkim slojem se prenese do sustava B I onda u tom sustavu ode do najvišeg sloja</text:p>
            </text:list-item>
            <text:list-item>
              <text:p text:style-name="P14">za svaki (N)-sloj definiran je <text:span text:style-name="T2">određen </text:span>protokol <text:span text:style-name="T2">koji je jednak u (N)-sloju bilo koja dva sustava</text:span></text:p>
            </text:list-item>
          </text:list>
        </text:list-item>
      </text:list>
      <text:p text:style-name="P4"/>
      <text:p text:style-name="P5">komunikacijski protokoli</text:p>
      <text:list xml:id="list2238539820" text:style-name="L3">
        <text:list-item>
          <text:p text:style-name="P15">skup pravila</text:p>
          <text:list>
            <text:list-item>
              <text:p text:style-name="P15">za postupak razmjene informacija između dva entiteta u mreži</text:p>
            </text:list-item>
            <text:list-item>
              <text:p text:style-name="P15">ostvaruje se usklađenost predajnog i prijamnog entiteta te zaštita od mogućih pogrešaka u prijenosu te kvarova na sustavima i prijenosnim medijima</text:p>
            </text:list-item>
          </text:list>
        </text:list-item>
      </text:list>
      <text:p text:style-name="P5"/>
      <text:p text:style-name="P6">spojna usluga (connection-oriented service)</text:p>
      <text:list xml:id="list2953201364" text:style-name="L4">
        <text:list-item>
          <text:p text:style-name="P16">prvo se uspostave veze kojima se odredi put podataka, onda se podaci pošalju tim putem I na kraju se veza prekine</text:p>
        </text:list-item>
        <text:list-item>
          <text:p text:style-name="P16">sve jedinice podataka rezmjenjuju se na jednak način određen vezom</text:p>
        </text:list-item>
        <text:list-item>
          <text:p text:style-name="P19"><text:span text:style-name="T1">veza može biti stvarna, virtualna, logička itd</text:span><text:span text:style-name="T4">.</text:span></text:p>
        </text:list-item>
      </text:list>
      <text:p text:style-name="P7"/>
      <text:p text:style-name="P7">nespojna usluga (connectionless service)</text:p>
      <text:list xml:id="list796775827" text:style-name="L5">
        <text:list-item>
          <text:p text:style-name="P20">svaka jedinica podataka razmjenjuje se neovisno o ostalima</text:p>
        </text:list-item>
        <text:list-item>
          <text:p text:style-name="P20">nije garantirano da će podaci doći do odredišta</text:p>
        </text:list-item>
      </text:list>
      <text:p text:style-name="P7"/>
      <text:p text:style-name="P7">funkcije sloja</text:p>
      <text:list xml:id="list3064707492" text:style-name="L6">
        <text:list-item>
          <text:p text:style-name="P21">svaki sloj treba moći</text:p>
          <text:list>
            <text:list-item>
              <text:p text:style-name="P21">identificirati pošiljatelja i primatelja</text:p>
            </text:list-item>
            <text:list-item>
              <text:p text:style-name="P21">odrediti smjer prijenosa</text:p>
              <text:list>
                <text:list-item>
                  <text:p text:style-name="P21">jednosmjerno (simplex), dvosmjerno (duplex), naizmjenično u oba smjera (half-duplex)</text:p>
                </text:list-item>
              </text:list>
            </text:list-item>
          </text:list>
        </text:list-item>
        <text:list-item>
          <text:p text:style-name="P21">dodatne mogućnosti</text:p>
          <text:list>
            <text:list-item>
              <text:p text:style-name="P21"><text:soft-page-break/>upravljanje greškama (error control)</text:p>
            </text:list-item>
            <text:list-item>
              <text:p text:style-name="P21"><text:span text:style-name="T5">upravljanje </text:span>tokom podataka</text:p>
            </text:list-item>
            <text:list-item>
              <text:p text:style-name="P21">usmjeravanje jedinica podataka</text:p>
            </text:list-item>
            <text:list-item>
              <text:p text:style-name="P21">višestruko iskorištavanje raspoložive veze (multiplexing)</text:p>
            </text:list-item>
          </text:list>
        </text:list-item>
      </text:list>
      <text:p text:style-name="P7"/>
      <text:p text:style-name="P8">referentni model OSI (od nižeg prema višem)</text:p>
      <text:list xml:id="list3089048241" text:style-name="L7">
        <text:list-item>
          <text:p text:style-name="P22">fizički sloj</text:p>
          <text:list>
            <text:list-item>
              <text:p text:style-name="P22">prijenos bitova</text:p>
            </text:list-item>
            <text:list-item>
              <text:p text:style-name="P22">mehaničko, električko/fotoničko sučelje s prijenosnim medijem: žični (wireline), optički (fibre optics), bežični (wireless)</text:p>
            </text:list-item>
          </text:list>
        </text:list-item>
        <text:list-item>
          <text:p text:style-name="P22">sloj podatkovne poveznice</text:p>
          <text:list>
            <text:list-item>
              <text:p text:style-name="P22">komunikacija izmešu dva izravno povezana čvora</text:p>
            </text:list-item>
            <text:list-item>
              <text:p text:style-name="P22">jedinica podataka – ograničeni niz bitova (frame)</text:p>
            </text:list-item>
            <text:list-item>
              <text:p text:style-name="P22">prijenos okvira od točke do točke (point-to-point) ili od točke do više točaka (point-to-multipoint)</text:p>
            </text:list-item>
            <text:list-item>
              <text:p text:style-name="P22">upravljanje pograškama</text:p>
            </text:list-item>
            <text:list-item>
              <text:p text:style-name="P22">upravljanje tokom</text:p>
            </text:list-item>
          </text:list>
        </text:list-item>
        <text:list-item>
          <text:p text:style-name="P23">mrežni sloj</text:p>
          <text:list>
            <text:list-item>
              <text:p text:style-name="P23">komunikacija između dva krajnja čvorova u mreži (izravno ili preko međučvorova)</text:p>
            </text:list-item>
            <text:list-item>
              <text:p text:style-name="P23">jedinica podataka ovisi o vsti mreže (npr. paket)</text:p>
            </text:list-item>
            <text:list-item>
              <text:p text:style-name="P23">usmjeravanje jedinica podataka</text:p>
            </text:list-item>
            <text:list-item>
              <text:p text:style-name="P23">upravljanje pogreškama i tokom</text:p>
            </text:list-item>
            <text:list-item>
              <text:p text:style-name="P23">međusobno povezivanje mreža i podmreža</text:p>
            </text:list-item>
          </text:list>
        </text:list-item>
        <text:list-item>
          <text:p text:style-name="P23">transportni sloj</text:p>
          <text:list>
            <text:list-item>
              <text:p text:style-name="P23">transparentan prijenos s kraja na kraj mreže (end-to-end)</text:p>
            </text:list-item>
            <text:list-item>
              <text:p text:style-name="P23">jedinica podataka ovisi o vrsti</text:p>
            </text:list-item>
            <text:list-item>
              <text:p text:style-name="P23">transportne usluge</text:p>
              <text:list>
                <text:list-item>
                  <text:p text:style-name="P23">prijenos bez pogrešaka (semantička transparentnost)</text:p>
                </text:list-item>
                <text:list-item>
                  <text:p text:style-name="P23">prijenos uz najmanje kašnjenje (vremenska transparentnost)</text:p>
                </text:list-item>
              </text:list>
            </text:list-item>
            <text:list-item>
              <text:p text:style-name="P23">upravljanje tokom i pogreškama</text:p>
            </text:list-item>
          </text:list>
        </text:list-item>
        <text:list-item>
          <text:p text:style-name="P24">sjednički sloj</text:p>
          <text:list>
            <text:list-item>
              <text:p text:style-name="P24">usklađivanje sustava koji međusobno komuniciraju</text:p>
            </text:list-item>
            <text:list-item>
              <text:p text:style-name="P24">uspostavljanje, održavanje i prekidanje dijaloga</text:p>
            </text:list-item>
            <text:list-item>
              <text:p text:style-name="P24">dodjela prava za komuniciranje</text:p>
            </text:list-item>
            <text:list-item>
              <text:p text:style-name="P24">nastavljanje komunikacije u slučaju prekida</text:p>
            </text:list-item>
          </text:list>
        </text:list-item>
        <text:list-item>
          <text:p text:style-name="P25">prezentacijski sloj</text:p>
          <text:list>
            <text:list-item>
              <text:p text:style-name="P25">prikaz (sintaksa) i značenje informacije (semantika) koja se razmjenjuje</text:p>
            </text:list-item>
            <text:list-item>
              <text:p text:style-name="P25">podatke koje jedan sustav šalje prevodi u oblik koji sustav kojem se podaci šalju može pročitati</text:p>
            </text:list-item>
            <text:list-item>
              <text:p text:style-name="P25">kodovi, formati i strukture podataka</text:p>
            </text:list-item>
          </text:list>
        </text:list-item>
        <text:list-item>
          <text:p text:style-name="P25">aplikacijski sloj</text:p>
          <text:list>
            <text:list-item>
              <text:p text:style-name="P25">aplikacijski procesi za korisnike</text:p>
            </text:list-item>
            <text:list-item>
              <text:p text:style-name="P25">skup protokola za korisničke usluge i aplikacije</text:p>
            </text:list-item>
          </text:list>
        </text:list-item>
      </text:list>
      <text:p text:style-name="P9"/>
      <text:p text:style-name="P9">internetski model TCP/IP</text:p>
      <text:list xml:id="list1052515202" text:style-name="L8">
        <text:list-item>
          <text:p text:style-name="P26">4 sloja (od nižeg prema višem): nedefiniran, mrežni (IP sloj, sloj internetskog protokola), transportni (TCP sloj) i aplikacijski</text:p>
        </text:list-item>
        <text:list-item>
          <text:p text:style-name="P27">nedef.</text:p>
          <text:list>
            <text:list-item>
              <text:p text:style-name="P27">Prva dva sloja teorijskog modela</text:p>
            </text:list-item>
          </text:list>
        </text:list-item>
        <text:list-item>
          <text:p text:style-name="P26">mrežni sloj</text:p>
          <text:list>
            <text:list-item>
              <text:p text:style-name="P27">treći sloj t.m.</text:p>
            </text:list-item>
            <text:list-item>
              <text:p text:style-name="P26">IP protokol i dodatni protokoli za usmjeravanje, kontrolu komunikacije i to sve</text:p>
            </text:list-item>
          </text:list>
        </text:list-item>
        <text:list-item>
          <text:p text:style-name="P26"><text:soft-page-break/>transportni sloj</text:p>
          <text:list>
            <text:list-item>
              <text:p text:style-name="P27">4. sl. t.m.</text:p>
            </text:list-item>
            <text:list-item>
              <text:p text:style-name="P26">TCP (transmission control protocol) osigurava sigurnost prijenosa</text:p>
            </text:list-item>
            <text:list-item>
              <text:p text:style-name="P26">UDP (user datagram protocol) jednostavna transportna usluga, prijenos uz najmanje kašnjenje</text:p>
            </text:list-item>
          </text:list>
        </text:list-item>
        <text:list-item>
          <text:p text:style-name="P27">aplikacijski sloj</text:p>
          <text:list>
            <text:list-item>
              <text:p text:style-name="P27">zadnja tri sloja t.m.</text:p>
            </text:list-item>
            <text:list-item>
              <text:p text:style-name="P27">korisnički: SMTP (simple mail transfer protocol), HTML (hyper text transfer protocol)</text:p>
            </text:list-item>
            <text:list-item>
              <text:p text:style-name="P27">sustavski: DNS</text:p>
            </text:list-item>
          </text:list>
        </text:list-item>
      </text:list>
      <text:p text:style-name="P10"/>
      <text:p text:style-name="P10">kako korisnik vidi mrežu</text:p>
      <text:list xml:id="list358891583" text:style-name="L9">
        <text:list-item>
          <text:p text:style-name="P28">korištenjem aplikacija</text:p>
        </text:list-item>
        <text:list-item>
          <text:p text:style-name="P28">kvaliteta usluge (QoS, quality of service) – zajednički učinak performansa koji određuje stupanj zadovoljstvom usluge</text:p>
        </text:list-item>
        <text:list-item>
          <text:p text:style-name="P28">čovjek izražava subjektivni dojam o kvaliteti</text:p>
        </text:list-item>
      </text:list>
      <text:p text:style-name="P10"/>
      <text:p text:style-name="P10">mrežna performansa</text:p>
      <text:list xml:id="list4229288621" text:style-name="L10">
        <text:list-item>
          <text:p text:style-name="P29">sposobnost mreže ili dijela mreže da obavi svoj posao</text:p>
        </text:list-item>
        <text:list-item>
          <text:p text:style-name="P29">karakterizirana mjerljivim parametrima:</text:p>
          <text:list>
            <text:list-item>
              <text:p text:style-name="P29">širina pojasa (bandwidth) – raspon frekvencija signala koji se mogu prenijeti</text:p>
            </text:list-item>
            <text:list-item>
              <text:p text:style-name="P29">propusnost</text:p>
            </text:list-item>
            <text:list-item>
              <text:p text:style-name="P29">kašnjenje</text:p>
            </text:list-item>
            <text:list-item>
              <text:p text:style-name="P29">itd.</text:p>
            </text:list-item>
          </text:list>
        </text:list-item>
      </text:list>
      <text:p text:style-name="P2"/>
      <text:p text:style-name="P2"/>
      <text:p text:style-name="P2"/>
      <text:p text:style-name="P30">13. 3. 2025.</text:p>
      <text:p text:style-name="P30"/>
      <text:p text:style-name="P17">govor – analogni signal u intervalu 300, 3400 Hz</text:p>
      <text:p text:style-name="P17">dakle stane u 4 kHz</text:p>
      <text:p text:style-name="P17"/>
      <text:p text:style-name="P17">uzimanje uzoraka frekvencijom 2B = 8kHz</text:p>
      <text:p text:style-name="P17">svakih 125 mikrosekundi kodiramo uzorak s 8 bita što daje 8*8 = 64 kbit/s</text:p>
      <text:p text:style-name="P17"/>
      <text:p text:style-name="P17">potreban kapacitet za okvir?</text:p>
      <text:p text:style-name="P17"/>
      <text:p text:style-name="P17">32 kanala</text:p>
      <text:list xml:id="list3973497913" text:style-name="L11">
        <text:list-item>
          <text:p text:style-name="P18">30 govornih</text:p>
        </text:list-item>
        <text:list-item>
          <text:p text:style-name="P18">1 sinkronizacijski</text:p>
        </text:list-item>
        <text:list-item>
          <text:p text:style-name="P18">1 signalizacijski</text:p>
        </text:list-item>
      </text:list>
      <text:p text:style-name="P17">32 * 64 = 2048 kbit/s</text:p>
      <text:p text:style-name="P17"/>
      <text:p text:style-name="P17"/>
      <text:p text:style-name="P17">sloj podatkovne poveznic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2:07:15.387249621</meta:creation-date>
    <meta:generator>LibreOffice/7.3.7.2$Linux_X86_64 LibreOffice_project/30$Build-2</meta:generator>
    <dc:date>2025-03-13T13:22:00.350329306</dc:date>
    <meta:editing-duration>PT50M2S</meta:editing-duration>
    <meta:editing-cycles>11</meta:editing-cycles>
    <meta:document-statistic meta:table-count="0" meta:image-count="0" meta:object-count="0" meta:page-count="3" meta:paragraph-count="116" meta:word-count="775" meta:character-count="5017" meta:non-whitespace-character-count="4442"/>
  </office:meta>
</office:document-meta>
</file>